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Výchozí">
        <draw:frame draw:style-name="standard" draw:layer="layout" svg:width="15.148cm" svg:height="11.379cm" svg:x="2.742cm" svg:y="0.82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7cm" fo:margin-bottom="0.491cm" fo:margin-left="0.457cm" fo:margin-right="0.48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Petr Macejko</meta:initial-creator>
    <meta:creation-date>2006-01-21T17:06:20</meta:creation-date>
    <dc:creator>Petr Macejko</dc:creator>
    <dc:date>2006-01-21T18:00:07</dc:date>
    <dc:language>cs-CZ</dc:language>
    <meta:editing-cycles>8</meta:editing-cycles>
    <meta:editing-duration>PT49M5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12.0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Times New Roman" fo:font-size="11pt" fo:font-weight="bold"/>
    </style:style>
    <style:style style:name="ce2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font-name="Times New Roman" fo:font-size="11pt" fo:font-weight="normal"/>
    </style:style>
    <style:style style:name="ce3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  <style:text-properties style:font-name="Times New Roman" fo:font-size="11pt" fo:font-weight="normal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  <style:text-properties style:font-name="Times New Roman" fo:font-size="11pt" fo:font-weight="normal"/>
    </style:style>
    <style:style style:name="ce5" style:family="table-cell" style:parent-style-name="Default">
      <style:table-cell-properties fo:border-bottom="none" style:cell-protect="none" style:print-content="true" fo:border-left="0.018cm solid #000000" fo:border-right="0.018cm solid #000000" fo:border-top="0.018cm solid #000000"/>
      <style:text-properties fo:color="#000000" style:text-outline="false" style:text-line-through-style="none" style:font-name="Courier New" fo:font-size="9pt" fo:language="none" fo:country="non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style:cell-protect="none" style:print-content="true" fo:border-left="0.018cm solid #000000" fo:border-right="0.018cm solid #000000" fo:border-top="none"/>
      <style:text-properties fo:color="#000000" style:text-outline="false" style:text-line-through-style="none" style:font-name="Courier New" fo:font-size="9pt" fo:language="none" fo:country="non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18cm solid #000000" style:cell-protect="none" style:print-content="true" fo:border-left="0.018cm solid #000000" fo:border-right="0.018cm solid #000000" fo:border-top="none"/>
      <style:text-properties fo:color="#000000" style:text-outline="false" style:text-line-through-style="none" style:font-name="Courier New" fo:font-size="9pt" fo:language="none" fo:country="non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fo:letter-spacing="0.014cm" style:letter-kerning="true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SMI</text:p>
          </table:table-cell>
          <table:table-cell table:style-name="ce1" office:value-type="string">
            <text:p>XML Schema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&lt;xsd:simpleType name="NetworkAddress"&gt;</text:p>
          </table:table-cell>
        </table:table-row>
        <table:table-row table:style-name="ro3">
          <table:table-cell/>
          <table:table-cell office:value-type="string">
            <text:p><text:span text:style-name="T1">NetworkAddress</text:span></text:p>
          </table:table-cell>
          <table:table-cell office:value-type="string">
            <text:p><text:s text:c="3"/>&lt;xsd:restriction base="xsd:string"/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&lt;xsd:simpleType name="IPAddress"&gt;</text:p>
          </table:table-cell>
        </table:table-row>
        <table:table-row table:style-name="ro2">
          <table:table-cell table:number-columns-repeated="2"/>
          <table:table-cell office:value-type="string">
            <text:p><text:s text:c="3"/>&lt;xsd:restriction base="xsd:string"&gt;</text:p>
          </table:table-cell>
        </table:table-row>
        <table:table-row table:style-name="ro2">
          <table:table-cell table:number-columns-repeated="2"/>
          <table:table-cell office:value-type="string">
            <text:p><text:s text:c="5"/>&lt;xsd:pattern value=" ( ([1-9] ?[0-9] | 1[0-9][0-9] | </text:p>
          </table:table-cell>
        </table:table-row>
        <table:table-row table:style-name="ro3">
          <table:table-cell/>
          <table:table-cell office:value-type="string">
            <text:p><text:span text:style-name="T1">IpAddress</text:span></text:p>
          </table:table-cell>
          <table:table-cell office:value-type="string">
            <text:p><text:s text:c="9"/>2[0-4][0-9] | 25[0-5]) \.){3} ([1-9] ?[0-9] | </text:p>
          </table:table-cell>
        </table:table-row>
        <table:table-row table:style-name="ro2">
          <table:table-cell table:number-columns-repeated="2"/>
          <table:table-cell office:value-type="string">
            <text:p><text:s text:c="9"/>1[0-9][0-9] | 2[0-4][0-9] | 25[0-5]) "/&gt;</text:p>
          </table:table-cell>
        </table:table-row>
        <table:table-row table:style-name="ro2">
          <table:table-cell table:number-columns-repeated="2"/>
          <table:table-cell office:value-type="string">
            <text:p><text:s text:c="3"/>&lt;/xsd:restriction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&lt;xsd:simpleType name="Counter"&gt;</text:p>
          </table:table-cell>
        </table:table-row>
        <table:table-row table:style-name="ro3">
          <table:table-cell/>
          <table:table-cell office:value-type="string">
            <text:p><text:span text:style-name="T1">Counter</text:span></text:p>
          </table:table-cell>
          <table:table-cell office:value-type="string">
            <text:p><text:s text:c="3"/>&lt;xsd:restriction base="xsd:unsignedInt"/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<text:s/>&lt;xsd:simpleType name="Gauge"&gt;</text:p>
          </table:table-cell>
        </table:table-row>
        <table:table-row table:style-name="ro3">
          <table:table-cell/>
          <table:table-cell office:value-type="string">
            <text:p><text:span text:style-name="T1">Gauge</text:span></text:p>
          </table:table-cell>
          <table:table-cell office:value-type="string">
            <text:p><text:s text:c="3"/>&lt;xsd:restriction base="xsd:unsignedInt"/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&lt;xsd:simpleType name="TimeTicks"&gt;</text:p>
          </table:table-cell>
        </table:table-row>
        <table:table-row table:style-name="ro3">
          <table:table-cell/>
          <table:table-cell office:value-type="string">
            <text:p><text:span text:style-name="T1">TimeTicks</text:span></text:p>
          </table:table-cell>
          <table:table-cell office:value-type="string">
            <text:p><text:s text:c="3"/>&lt;xsd:restriction base="xsd:unsignedInt"/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<text:s/>&lt;xsd:simpleType name="Opaque"&gt;</text:p>
          </table:table-cell>
        </table:table-row>
        <table:table-row table:style-name="ro3">
          <table:table-cell/>
          <table:table-cell office:value-type="string">
            <text:p><text:span text:style-name="T1">Opaque</text:span></text:p>
          </table:table-cell>
          <table:table-cell office:value-type="string">
            <text:p><text:s text:c="3"/>&lt;xsd:restriction base="xsd:string"/&gt;</text:p>
          </table:table-cell>
        </table:table-row>
        <table:table-row table:style-name="ro2">
          <table:table-cell/>
          <table:table-cell table:style-name="ce4"/>
          <table:table-cell table:style-name="ce7" office:value-type="string">
            <text:p><text:s/>&lt;/xsd:simpleType&gt;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1">21.01.2006</text:date>, <text:time>18:00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